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RIOS REQUELME WILMER MILTO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IOS REQUELME WILMER MILT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IOS REQUELME WILMER MILT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58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2:55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